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28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1.8429in"/>
    </style:style>
    <style:style style:name="co5" style:family="table-column">
      <style:table-column-properties fo:break-before="auto" style:column-width="6.7154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10.61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3.95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ext-properties style:font-weight-asian="bold" style:font-weight-complex="bold"/>
    </style:style>
    <style:style style:name="ce2" style:family="table-cell" style:parent-style-name="Heading" style:data-style-name="N100">
      <style:text-properties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Heading" style:data-style-name="N0">
      <style:text-properties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ne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HIVE</text:p>
          </table:table-cell>
          <table:table-cell table:style-name="Heading" office:value-type="string">
            <text:p>URI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master</text:p>
          </table:table-cell>
          <table:table-cell office:value-type="string">
            <text:p>da:ngp://localhost:210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MS Monitors" table:style-name="ta1" table:print="false">
        <table:table-column table:style-name="co3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5"/>
        <table:table-column table:style-name="co1" table:number-columns-repeated="1018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ACTOR_TYPE</text:p>
          </table:table-cell>
          <table:table-cell table:style-name="ce1" office:value-type="string">
            <text:p>MONITOR_TYPE</text:p>
          </table:table-cell>
          <table:table-cell table:style-name="ce1" office:value-type="string">
            <text:p>MESSAGE</text:p>
          </table:table-cell>
          <table:table-cell table:style-name="ce4" office:value-type="string">
            <text:p>FILTER</text:p>
          </table:table-cell>
          <table:table-cell table:style-name="Heading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E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Heading" office:value-type="string">
            <text:p>TYPE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FILTER</text:p>
          </table:table-cell>
          <table:table-cell table:style-name="Heading" office:value-type="string">
            <text:p>SIZE</text:p>
          </table:table-cell>
          <table:table-cell table:style-name="Heading" table:number-columns-repeated="1020"/>
        </table:table-row>
        <table:table-row table:style-name="ro1">
          <table:table-cell office:value-type="string">
            <text:p>EVENT</text:p>
          </table:table-cell>
          <table:table-cell office:value-type="string">
            <text:p>events.all</text:p>
          </table:table-cell>
          <table:table-cell office:value-type="string">
            <text:p>(eventType=*)</text:p>
          </table:table-cell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unsafe</text:p>
          </table:table-cell>
          <table:table-cell office:value-type="string">
            <text:p>(status=UNSAFE)</text:p>
          </table:table-cell>
          <table:table-cell table:number-columns-repeated="1021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inactive</text:p>
          </table:table-cell>
          <table:table-cell office:value-type="string">
            <text:p>(status=INACTIVE)</text:p>
          </table:table-cell>
          <table:table-cell table:number-columns-repeated="1021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not_ok</text:p>
          </table:table-cell>
          <table:table-cell office:value-type="string">
            <text:p>(|(status=NOT_OK)(status=NOT_OK_NOT_AKN)(status=NOT_OK_AKN))</text:p>
          </table:table-cell>
          <table:table-cell table:number-columns-repeated="1021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ack_required</text:p>
          </table:table-cell>
          <table:table-cell office:value-type="string">
            <text:p>(|(status=NOT_AKN)(status=NOT_OK_NOT_AKN))</text:p>
          </table:table-cell>
          <table:table-cell table:number-columns-repeated="1021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init</text:p>
          </table:table-cell>
          <table:table-cell office:value-type="string">
            <text:p>(status=INIT)</text:p>
          </table:table-cell>
          <table:table-cell table:number-columns-repeated="1021"/>
        </table:table-row>
        <table:table-row table:style-name="ro1">
          <table:table-cell office:value-type="string">
            <text:p>MONITOR</text:p>
          </table:table-cell>
          <table:table-cell office:value-type="string">
            <text:p>monitors.all</text:p>
          </table:table-cell>
          <table:table-cell office:value-type="string">
            <text:p>(status=*)</text:p>
          </table:table-cell>
          <table:table-cell table:number-columns-repeated="1021"/>
        </table:table-row>
      </table:table>
      <table:table table:name="AEFilter" table:style-name="ta1">
        <table:table-column table:style-name="co8" table:default-cell-style-name="Heading"/>
        <table:table-column table:style-name="co1" table:default-cell-style-name="Heading"/>
        <table:table-column table:style-name="co1" table:number-columns-repeated="2" table:default-cell-style-name="ce6"/>
        <table:table-row table:style-name="ro1"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TYPE</text:p>
          </table:table-cell>
          <table:table-cell office:value-type="string">
            <text:p>DATA</text:p>
          </table:table-cell>
        </table:table-row>
        <table:table-row table:style-name="ro1">
          <table:table-cell table:style-name="Default"/>
          <table:table-cell table:style-name="Default" office:value-type="float" office:value="10000">
            <text:p>10000</text:p>
          </table:table-cell>
          <table:table-cell table:style-name="Default" office:value-type="string">
            <text:p>static</text:p>
          </table:table-cell>
          <table:table-cell table:style-name="Default" office:value-type="string">
            <text:p>false</text:p>
          </table:table-cell>
        </table:table-row>
      </table:table>
      <table:table table:name="Master Handler Prioriti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6" office:value-type="string">
            <text:p>FACTORY_ID</text:p>
          </table:table-cell>
          <table:table-cell table:style-name="ce6" office:value-type="string">
            <text:p>CONFIGURATION_FILTER</text:p>
          </table:table-cell>
          <table:table-cell table:style-name="ce6" office:value-type="string">
            <text:p>DEFAULT_PRIORITY</text:p>
          </table:table-cell>
          <table:table-cell table:style-name="ce6" office:value-type="string">
            <text:p>DESCRIPTION</text:p>
          </table:table-cell>
        </table:table-row>
        <table:table-row table:style-name="ro1">
          <table:table-cell table:style-name="ce6" table:number-columns-repeated="3"/>
          <table:table-cell/>
        </table:table-row>
        <table:table-row table:style-name="ro1">
          <table:table-cell office:value-type="string">
            <text:p>org.openscada.da.master.common.marke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kers must be first</text:p>
          </table:table-cell>
        </table:table-row>
        <table:table-row table:style-name="ro1">
          <table:table-cell table:style-name="ce6" table:number-columns-repeated="3"/>
          <table:table-cell/>
        </table:table-row>
        <table:table-row table:style-name="ro1">
          <table:table-cell office:value-type="string">
            <text:p>org.openscada.da.master.common.block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lock as last element to allow writing attributes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office:value-type="string">
            <text:p>da.master.handler.sum</text:p>
          </table:table-cell>
          <table:table-cell office:value-type="string">
            <text:p>.*\.sum\.phase1$</text:p>
          </table:table-cell>
          <table:table-cell office:value-type="float" office:value="100">
            <text:p>100</text:p>
          </table:table-cell>
          <table:table-cell office:value-type="string">
            <text:p>Summarize all entry error flags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office:value-type="string">
            <text:p>org.openscada.da.negate.input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Negate before manual.</text:p>
          </table:table-cell>
        </table:table-row>
        <table:table-row table:style-name="ro1">
          <table:table-cell office:value-type="string">
            <text:p>org.openscada.da.scale.input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cale before manual.</text:p>
          </table:table-cell>
        </table:table-row>
        <table:table-row table:style-name="ro1">
          <table:table-cell office:value-type="string">
            <text:p>org.openscada.da.round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Round after scal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e.monitor.da.remote.booleanAttributeAlarm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Make alarms from remote attributes.</text:p>
          </table:table-cell>
        </table:table-row>
        <table:table-row table:style-name="ro1">
          <table:table-cell office:value-type="string">
            <text:p>ae.monitor.da.remote.booleanValueAlarm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Make alarms from remote valu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rg.openscada.da.manual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Manual will reset the »error« flag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max$</text:p>
          </table:table-cell>
          <table:table-cell office:value-type="float" office:value="1000">
            <text:p>1000</text:p>
          </table:table-cell>
          <table:table-cell office:value-type="string">
            <text:p>Process min/max first. They might flag the value with »error«.</text:p>
          </table:table-cell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min$</text:p>
          </table:table-cell>
          <table:table-cell office:value-type="float" office:value="1000">
            <text:p>1000</text:p>
          </table:table-cell>
          <table:table-cell office:value-type="string">
            <text:p>Process min/max first. They might flag the value with »error«.</text:p>
          </table:table-cell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highhigh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high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low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1">
          <table:table-cell office:value-type="string">
            <text:p>org.openscada.ae.monitor.level</text:p>
          </table:table-cell>
          <table:table-cell office:value-type="string">
            <text:p>.*\.local\.level\.lowlow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rg.openscada.ae.monitor.list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Might create an »error«. So process before normal levels.</text:p>
          </table:table-cell>
        </table:table-row>
        <table:table-row table:style-name="ro1">
          <table:table-cell office:value-type="string">
            <text:p>org.openscada.ae.monitor.bit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Might create an »error«. So process before normal levels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.master.handler.sum</text:p>
          </table:table-cell>
          <table:table-cell office:value-type="string">
            <text:p>.*\.sum\.phase2$</text:p>
          </table:table-cell>
          <table:table-cell office:value-type="float" office:value="5000">
            <text:p>5000</text:p>
          </table:table-cell>
          <table:table-cell office:value-type="string">
            <text:p>Summarize attributes as last step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rg.openscada.ae.event.logger</text:p>
          </table:table-cell>
          <table:table-cell/>
          <table:table-cell office:value-type="float" office:value="10000">
            <text:p>10000</text:p>
          </table:table-cell>
          <table:table-cell office:value-type="string">
            <text:p>Log l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value-type" style:repeat-content="false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16:44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eimann</meta:initial-creator>
    <meta:creation-date>2010-11-08T15:14:08</meta:creation-date>
    <meta:generator>LibreOffice/3.6$Linux_X86_64 LibreOffice_project/360m1$Build-2</meta:generator>
    <dc:date>2013-04-18T16:45:47</dc:date>
    <dc:creator>Jens Reimann</dc:creator>
    <meta:editing-duration>P1DT6H5M28S</meta:editing-duration>
    <meta:editing-cycles>119</meta:editing-cycles>
    <meta:document-statistic meta:table-count="5" meta:cell-count="112" meta:object-count="0"/>
  </office:meta>
</office:document-meta>
</file>